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087d5" officeooo:paragraph-rsid="000087d5"/>
    </style:style>
    <style:style style:name="P2" style:family="paragraph" style:parent-style-name="Standard">
      <style:text-properties officeooo:rsid="000136ad" officeooo:paragraph-rsid="000136ad"/>
    </style:style>
    <style:style style:name="P3" style:family="paragraph" style:parent-style-name="Standard">
      <style:text-properties officeooo:rsid="00028d5c" officeooo:paragraph-rsid="00028d5c"/>
    </style:style>
    <style:style style:name="P4" style:family="paragraph" style:parent-style-name="Standard">
      <style:text-properties officeooo:rsid="0002b36f" officeooo:paragraph-rsid="0002b36f"/>
    </style:style>
    <style:style style:name="P5" style:family="paragraph" style:parent-style-name="Standard">
      <style:text-properties officeooo:rsid="0003e3c5" officeooo:paragraph-rsid="0003e3c5"/>
    </style:style>
    <style:style style:name="P6" style:family="paragraph" style:parent-style-name="Standard">
      <style:text-properties officeooo:rsid="00058f1b" officeooo:paragraph-rsid="00058f1b"/>
    </style:style>
    <style:style style:name="P7" style:family="paragraph" style:parent-style-name="Standard">
      <style:text-properties officeooo:rsid="00068a0a" officeooo:paragraph-rsid="00068a0a"/>
    </style:style>
    <style:style style:name="T1" style:family="text">
      <style:text-properties officeooo:rsid="000136ad"/>
    </style:style>
    <style:style style:name="T2" style:family="text">
      <style:text-properties officeooo:rsid="0003e3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NU/Linux: GNU parte de aplicaciones(Richard Stallman), Linux parte kernel (Linus Torvald)</text:p>
      <text:p text:style-name="P1"/>
      <text:p text:style-name="P1">Gestores de paquetes</text:p>
      <text:p text:style-name="P2">Se encargan de abrir los distintos tipos de paquetes</text:p>
      <text:p text:style-name="P1"/>
      <text:p text:style-name="P1">Un paquete es como un archivo .rar</text:p>
      <text:p text:style-name="P1"/>
      <text:p text:style-name="P1">Cada distribución tiene una forma de armarlos, devian = .deb; redhat = .rpm; .<text:span text:style-name="T1">tsg = slackware</text:span></text:p>
      <text:p text:style-name="P1">No existe una extensión general de paquetes, depende de la distro</text:p>
      <text:p text:style-name="P1">Alien es un programa que transforma paquetes para adaptar paquetes a la distro en la que trabajo</text:p>
      <text:p text:style-name="P1"/>
      <text:p text:style-name="P2">Kernel</text:p>
      <text:p text:style-name="P2"/>
      <text:p text:style-name="P2">Ubicar programa en memoria<text:tab/></text:p>
      <text:p text:style-name="P2">Asignar el tiempo de CPU de un programa</text:p>
      <text:p text:style-name="P2">Hacer la interfaz entre el software y los dispositivos</text:p>
      <text:p text:style-name="P2">Permitir la interacción entre diferentes programas</text:p>
      <text:p text:style-name="P2">También actúa como firewall</text:p>
      <text:p text:style-name="P2">Mantiene hardware viejo</text:p>
      <text:p text:style-name="P2">Esta compuesto por modulos</text:p>
      <text:p text:style-name="P2"/>
      <text:p text:style-name="P2">Software ← → Kernel ←→ <text:s/>Hardware</text:p>
      <text:p text:style-name="P1"/>
      <text:p text:style-name="P1"/>
      <text:p text:style-name="P3">Tipos de licencia</text:p>
      <text:p text:style-name="P3"/>
      <text:p text:style-name="P3">Copyright, es ilegal realizar copias del software.</text:p>
      <text:p text:style-name="P3"/>
      <text:p text:style-name="P3"/>
      <text:p text:style-name="P3">Tres organizaciones de codigo abierto:</text:p>
      <text:p text:style-name="P3"/>
      <text:p text:style-name="P3">Free Software Foundation</text:p>
      <text:p text:style-name="P3">Open Source Initiative</text:p>
      <text:p text:style-name="P3">Creative commons </text:p>
      <text:p text:style-name="P3"/>
      <text:p text:style-name="P4">GPL ( General Public License)</text:p>
      <text:p text:style-name="P4">Posee las 4 libertades del software libre</text:p>
      <text:p text:style-name="P4"/>
      <text:p text:style-name="P4">¿Cuales son las licencias libres? <text:span text:style-name="T2">(pregunta parcial)</text:span></text:p>
      <text:p text:style-name="P4"/>
      <text:p text:style-name="P5">Virtualización:</text:p>
      <text:p text:style-name="P5"/>
      <text:p text:style-name="P5">Hipervisor: virtualiza el hardware</text:p>
      <text:p text:style-name="P5"/>
      <text:p text:style-name="P6">Ejemplos de virtualizadores: vmware, virtualbox, kvm, virtualPc, xen project, proxmox.</text:p>
      <text:p text:style-name="P6"/>
      <text:p text:style-name="P7">Osboxes.org : Imagenes ya hechas para montar en virtualboxy vmware</text:p>
      <text:p text:style-name="P7"/>
      <text:p text:style-name="P7">¿Cuantas particiones para instalar GNU/linux? (Alguna Particion de tipo SWAP siempre)</text:p>
      <text:p text:style-name="P5"/>
      <text:p text:style-name="P3"/>
      <text:p text:style-name="P3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9:26:25.875385677</meta:creation-date>
    <dc:date>2018-08-29T21:17:13.034943647</dc:date>
    <meta:editing-duration>PT48M39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30" meta:word-count="197" meta:character-count="1310" meta:non-whitespace-character-count="1140"/>
  </office:meta>
</office:document-meta>
</file>